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1" svg:font-family="'DejaVu Sans'"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end" style:justify-single-word="false" style:writing-mode="rl-tb"/>
      <style:text-properties fo:font-size="16pt" officeooo:paragraph-rsid="001ba916" style:font-size-asian="16pt" style:font-name-complex="Amiri" style:font-size-complex="16pt"/>
    </style:style>
    <style:style style:name="P2" style:family="paragraph" style:parent-style-name="Heading_20_3">
      <style:paragraph-properties fo:text-align="end" style:justify-single-word="false" style:writing-mode="rl-tb"/>
      <style:text-properties fo:font-size="16pt" officeooo:rsid="002183c7" officeooo:paragraph-rsid="002183c7" style:font-size-asian="16pt" style:font-name-complex="Amiri" style:font-size-complex="16pt"/>
    </style:style>
    <style:style style:name="P3" style:family="paragraph" style:parent-style-name="Heading_20_3">
      <style:paragraph-properties fo:text-align="end" style:justify-single-word="false" style:writing-mode="rl-tb"/>
      <style:text-properties fo:font-size="16pt" officeooo:rsid="0029b625" officeooo:paragraph-rsid="0029b625" style:font-size-asian="16pt" style:font-name-complex="Amiri" style:font-size-complex="16pt"/>
    </style:style>
    <style:style style:name="P4" style:family="paragraph" style:parent-style-name="Standard">
      <style:paragraph-properties fo:text-align="end" style:justify-single-word="false" style:writing-mode="rl-tb"/>
      <style:text-properties style:font-name="Amiri" fo:font-size="16pt" officeooo:rsid="001f80c9" officeooo:paragraph-rsid="0019a9d2" style:font-size-asian="14pt" style:font-name-complex="Amiri" style:font-size-complex="16pt"/>
    </style:style>
    <style:style style:name="P5" style:family="paragraph" style:parent-style-name="Standard">
      <style:paragraph-properties fo:text-align="end" style:justify-single-word="false" style:writing-mode="rl-tb"/>
      <style:text-properties style:font-name="Amiri" fo:font-size="16pt" officeooo:rsid="001c8ac0" officeooo:paragraph-rsid="0019a9d2" style:font-size-asian="14pt" style:font-name-complex="Amiri" style:font-size-complex="16pt"/>
    </style:style>
    <style:style style:name="P6" style:family="paragraph" style:parent-style-name="Standard">
      <style:paragraph-properties fo:text-align="end" style:justify-single-word="false" style:writing-mode="rl-tb"/>
      <style:text-properties style:font-name="Amiri" fo:font-size="16pt" officeooo:rsid="001ba916" officeooo:paragraph-rsid="001ba916" style:font-size-asian="14pt" style:font-name-complex="Amiri" style:font-size-complex="16pt"/>
    </style:style>
    <style:style style:name="P7" style:family="paragraph" style:parent-style-name="Standard">
      <style:paragraph-properties fo:text-align="end" style:justify-single-word="false" style:writing-mode="rl-tb"/>
      <style:text-properties fo:font-size="16pt" officeooo:paragraph-rsid="001ba916" style:font-size-asian="16pt" style:font-name-complex="Amiri" style:font-size-complex="16pt"/>
    </style:style>
    <style:style style:name="P8" style:family="paragraph" style:parent-style-name="Standard">
      <style:paragraph-properties fo:text-align="end" style:justify-single-word="false" style:writing-mode="rl-tb"/>
      <style:text-properties fo:font-size="16pt" officeooo:rsid="002183c7" officeooo:paragraph-rsid="002183c7" style:font-size-asian="16pt" style:font-name-complex="Amiri" style:font-size-complex="16pt"/>
    </style:style>
    <style:style style:name="P9" style:family="paragraph" style:parent-style-name="Text_20_body">
      <style:paragraph-properties fo:text-align="end" style:justify-single-word="false" style:writing-mode="rl-tb"/>
      <style:text-properties style:font-name="Amiri" fo:font-size="16pt" officeooo:rsid="0018af33" officeooo:paragraph-rsid="0018af33" style:font-size-asian="14pt" style:font-name-complex="Amiri" style:font-size-complex="16pt"/>
    </style:style>
    <style:style style:name="P10" style:family="paragraph" style:parent-style-name="Text_20_body">
      <style:paragraph-properties fo:text-align="end" style:justify-single-word="false" style:writing-mode="rl-tb"/>
      <style:text-properties style:font-name="Amiri" fo:font-size="16pt" officeooo:rsid="0019a9d2" officeooo:paragraph-rsid="0019a9d2" style:font-size-asian="14pt" style:font-name-complex="Amiri" style:font-size-complex="16pt"/>
    </style:style>
    <style:style style:name="P11" style:family="paragraph" style:parent-style-name="Text_20_body">
      <style:paragraph-properties fo:text-align="end" style:justify-single-word="false" style:writing-mode="rl-tb"/>
      <style:text-properties style:font-name="Amiri" fo:font-size="16pt" officeooo:rsid="001ba916" officeooo:paragraph-rsid="001ba916" style:font-size-asian="14pt" style:font-name-complex="Amiri" style:font-size-complex="16pt"/>
    </style:style>
    <style:style style:name="P12" style:family="paragraph" style:parent-style-name="Text_20_body">
      <style:paragraph-properties fo:text-align="end" style:justify-single-word="false" style:writing-mode="rl-tb"/>
      <style:text-properties style:font-name="Amiri" fo:font-size="16pt" style:font-size-asian="16pt" style:font-name-complex="Amiri" style:font-size-complex="16pt"/>
    </style:style>
    <style:style style:name="P13" style:family="paragraph" style:parent-style-name="Text_20_body">
      <style:paragraph-properties fo:text-align="end" style:justify-single-word="false" style:writing-mode="rl-tb"/>
      <style:text-properties style:font-name="Amiri" fo:font-size="16pt" fo:font-weight="bold" officeooo:rsid="0045edc7" officeooo:paragraph-rsid="0045edc7" style:font-size-asian="16pt" style:font-weight-asian="bold" style:font-name-complex="Amiri" style:font-size-complex="16pt" style:font-weight-complex="bold"/>
    </style:style>
    <style:style style:name="P14" style:family="paragraph" style:parent-style-name="Text_20_body">
      <style:paragraph-properties fo:text-align="end" style:justify-single-word="false" style:writing-mode="rl-tb"/>
      <style:text-properties style:font-name="Amiri" fo:font-size="16pt" fo:font-weight="normal" officeooo:rsid="0045edc7" officeooo:paragraph-rsid="0045edc7" style:font-size-asian="16pt" style:font-weight-asian="normal" style:font-name-complex="Amiri" style:font-size-complex="16pt" style:font-weight-complex="normal"/>
    </style:style>
    <style:style style:name="P15" style:family="paragraph" style:parent-style-name="Text_20_body">
      <style:paragraph-properties fo:text-align="end" style:justify-single-word="false" style:writing-mode="rl-tb"/>
      <style:text-properties fo:font-size="16pt" style:font-size-asian="16pt" style:font-name-complex="Amiri" style:font-size-complex="16pt"/>
    </style:style>
    <style:style style:name="P16" style:family="paragraph" style:parent-style-name="Text_20_body">
      <style:paragraph-properties fo:text-align="end" style:justify-single-word="false" style:writing-mode="rl-tb"/>
      <style:text-properties fo:font-size="16pt" officeooo:paragraph-rsid="001ba916" style:font-size-asian="16pt" style:font-name-complex="Amiri" style:font-size-complex="16pt"/>
    </style:style>
    <style:style style:name="P17" style:family="paragraph" style:parent-style-name="Text_20_body">
      <style:paragraph-properties fo:text-align="end" style:justify-single-word="false" style:writing-mode="rl-tb"/>
      <style:text-properties fo:font-size="16pt" officeooo:rsid="002183c7" officeooo:paragraph-rsid="002183c7" style:font-size-asian="16pt" style:font-name-complex="Amiri" style:font-size-complex="16pt"/>
    </style:style>
    <style:style style:name="P18" style:family="paragraph" style:parent-style-name="Text_20_body">
      <style:paragraph-properties fo:text-align="end" style:justify-single-word="false" style:writing-mode="rl-tb"/>
      <style:text-properties fo:font-size="16pt" officeooo:rsid="0029b625" officeooo:paragraph-rsid="0029b625" style:font-size-asian="16pt" style:font-name-complex="Amiri" style:font-size-complex="16pt"/>
    </style:style>
    <style:style style:name="P19" style:family="paragraph" style:parent-style-name="Text_20_body">
      <style:paragraph-properties fo:text-align="end" style:justify-single-word="false" style:writing-mode="rl-tb"/>
      <style:text-properties fo:font-size="16pt" fo:font-weight="bold" officeooo:rsid="003ac428" officeooo:paragraph-rsid="003ac428" style:font-size-asian="16pt" style:font-weight-asian="bold" style:font-name-complex="Amiri" style:font-size-complex="16pt" style:font-weight-complex="bold"/>
    </style:style>
    <style:style style:name="P20" style:family="paragraph" style:parent-style-name="Text_20_body">
      <style:paragraph-properties fo:text-align="end" style:justify-single-word="false" style:writing-mode="rl-tb"/>
      <style:text-properties fo:font-size="16pt" fo:font-weight="bold" officeooo:rsid="0045edc7" officeooo:paragraph-rsid="0045edc7" style:font-size-asian="16pt" style:font-weight-asian="bold" style:font-name-complex="Amiri" style:font-size-complex="16pt" style:font-weight-complex="bold"/>
    </style:style>
    <style:style style:name="P21" style:family="paragraph" style:parent-style-name="Text_20_body">
      <style:paragraph-properties fo:text-align="end" style:justify-single-word="false" style:writing-mode="rl-tb"/>
      <style:text-properties fo:font-size="16pt" fo:font-weight="normal" officeooo:rsid="003ac428" officeooo:paragraph-rsid="003ac428" style:font-size-asian="16pt" style:font-weight-asian="normal" style:font-name-complex="Amiri" style:font-size-complex="16pt" style:font-weight-complex="normal"/>
    </style:style>
    <style:style style:name="P22" style:family="paragraph" style:parent-style-name="Text_20_body">
      <style:paragraph-properties fo:text-align="end" style:justify-single-word="false" style:writing-mode="rl-tb"/>
      <style:text-properties fo:font-size="16pt" fo:font-weight="normal" style:font-size-asian="16pt" style:font-weight-asian="normal" style:font-name-complex="Amiri" style:font-size-complex="16pt" style:font-weight-complex="normal"/>
    </style:style>
    <style:style style:name="P23" style:family="paragraph" style:parent-style-name="Text_20_body">
      <style:paragraph-properties fo:text-align="end" style:justify-single-word="false" style:writing-mode="rl-tb"/>
      <style:text-properties fo:font-size="16pt" fo:font-weight="normal" officeooo:paragraph-rsid="005f16e4" style:font-size-asian="16pt" style:font-weight-asian="normal" style:font-name-complex="Amiri" style:font-size-complex="16pt" style:font-weight-complex="normal"/>
    </style:style>
    <style:style style:name="P24" style:family="paragraph" style:parent-style-name="Text_20_body">
      <style:paragraph-properties fo:text-align="end" style:justify-single-word="false" style:writing-mode="rl-tb"/>
    </style:style>
    <style:style style:name="P25" style:family="paragraph" style:parent-style-name="Text_20_body">
      <style:paragraph-properties fo:text-align="end" style:justify-single-word="false" style:writing-mode="rl-tb"/>
      <style:text-properties officeooo:paragraph-rsid="004ae20d"/>
    </style:style>
    <style:style style:name="P26" style:family="paragraph" style:parent-style-name="Heading_20_1">
      <style:paragraph-properties fo:text-align="end" style:justify-single-word="false" style:writing-mode="rl-tb"/>
      <style:text-properties fo:font-size="16pt" fo:font-weight="bold" officeooo:rsid="003ac428" officeooo:paragraph-rsid="003ac428" style:font-size-asian="16pt" style:font-weight-asian="bold" style:font-name-complex="Amiri" style:font-size-complex="16pt" style:font-weight-complex="bold"/>
    </style:style>
    <style:style style:name="P27" style:family="paragraph" style:parent-style-name="Heading_20_1">
      <style:paragraph-properties fo:text-align="end" style:justify-single-word="false" style:writing-mode="rl-tb"/>
      <style:text-properties style:font-name="Amiri" fo:font-size="16pt" style:font-size-asian="16pt" style:font-name-complex="Amiri" style:font-size-complex="16pt"/>
    </style:style>
    <style:style style:name="P28" style:family="paragraph" style:parent-style-name="Heading_20_2">
      <style:paragraph-properties fo:text-align="end" style:justify-single-word="false" style:writing-mode="rl-tb"/>
      <style:text-properties fo:font-size="16pt" fo:font-weight="bold" officeooo:rsid="003ac428" officeooo:paragraph-rsid="003ac428" style:font-size-asian="16pt" style:font-weight-asian="bold" style:font-name-complex="Amiri" style:font-size-complex="16pt" style:font-weight-complex="bold"/>
    </style:style>
    <style:style style:name="P29" style:family="paragraph" style:parent-style-name="Heading_20_2">
      <style:paragraph-properties fo:text-align="end" style:justify-single-word="false" style:writing-mode="rl-tb"/>
      <style:text-properties fo:font-size="16pt" fo:font-weight="bold" style:font-size-asian="16pt" style:font-weight-asian="bold" style:font-name-complex="Amiri" style:font-size-complex="16pt" style:font-weight-complex="bold"/>
    </style:style>
    <style:style style:name="P30" style:family="paragraph" style:parent-style-name="Heading_20_2">
      <style:paragraph-properties fo:text-align="end" style:justify-single-word="false" style:writing-mode="rl-tb"/>
      <style:text-properties style:font-name="Amiri" fo:font-size="16pt" style:font-size-asian="16pt" style:font-name-complex="Amiri" style:font-size-complex="16pt"/>
    </style:style>
    <style:style style:name="P31" style:family="paragraph" style:parent-style-name="Heading_20_2">
      <style:paragraph-properties fo:text-align="end" style:justify-single-word="false" style:writing-mode="rl-tb"/>
      <style:text-properties style:font-name="Amiri" fo:font-size="16pt" fo:font-weight="bold" officeooo:rsid="0045edc7" officeooo:paragraph-rsid="0045edc7" style:font-size-asian="16pt" style:font-weight-asian="bold" style:font-name-complex="Amiri" style:font-size-complex="16pt" style:font-weight-complex="bold"/>
    </style:style>
    <style:style style:name="P32" style:family="paragraph" style:parent-style-name="Heading_20_3">
      <style:paragraph-properties fo:text-align="start" style:justify-single-word="false" style:writing-mode="lr-tb"/>
      <style:text-properties fo:font-size="16pt" style:font-size-asian="16pt" style:font-size-complex="16pt"/>
    </style:style>
    <style:style style:name="P33" style:family="paragraph" style:parent-style-name="Heading_20_3">
      <style:paragraph-properties fo:text-align="start" style:justify-single-word="false" style:writing-mode="lr-tb"/>
      <style:text-properties fo:font-size="16pt" officeooo:paragraph-rsid="003ac428" style:font-size-asian="16pt" style:font-size-complex="16pt"/>
    </style:style>
    <style:style style:name="P34" style:family="paragraph" style:parent-style-name="Heading_20_3">
      <style:paragraph-properties fo:text-align="start" style:justify-single-word="false" style:writing-mode="lr-tb"/>
      <style:text-properties fo:font-size="16pt" officeooo:rsid="0029b625" officeooo:paragraph-rsid="0029b625" style:font-size-asian="16pt" style:font-name-complex="Amiri" style:font-size-complex="16pt"/>
    </style:style>
    <style:style style:name="P35" style:family="paragraph" style:parent-style-name="Heading_20_3">
      <style:paragraph-properties fo:text-align="start" style:justify-single-word="false" style:writing-mode="lr-tb"/>
      <style:text-properties fo:font-size="16pt" officeooo:rsid="00341b1b" officeooo:paragraph-rsid="00341b1b" style:font-size-asian="16pt" style:font-name-complex="Amiri" style:font-size-complex="16pt"/>
    </style:style>
    <style:style style:name="P36" style:family="paragraph" style:parent-style-name="Heading_20_3">
      <style:paragraph-properties fo:text-align="start" style:justify-single-word="false" style:writing-mode="lr-tb"/>
      <style:text-properties fo:font-size="16pt" officeooo:rsid="00341b1b" officeooo:paragraph-rsid="003c5a6d" style:font-size-asian="16pt" style:font-name-complex="Amiri" style:font-size-complex="16pt"/>
    </style:style>
    <style:style style:name="P37" style:family="paragraph" style:parent-style-name="Heading_20_3">
      <style:paragraph-properties fo:text-align="start" style:justify-single-word="false" style:writing-mode="lr-tb"/>
      <style:text-properties fo:font-size="16pt" fo:font-weight="bold" officeooo:rsid="003ac428" officeooo:paragraph-rsid="003ac428" style:font-size-asian="16pt" style:font-weight-asian="bold" style:font-name-complex="Amiri" style:font-size-complex="16pt" style:font-weight-complex="bold"/>
    </style:style>
    <style:style style:name="P38" style:family="paragraph" style:parent-style-name="Heading_20_3">
      <style:paragraph-properties fo:text-align="start" style:justify-single-word="false" style:writing-mode="lr-tb"/>
      <style:text-properties fo:font-size="16pt" fo:font-weight="normal" officeooo:rsid="003ac428" officeooo:paragraph-rsid="003c5a6d" style:font-size-asian="16pt" style:font-weight-asian="normal" style:font-name-complex="Amiri" style:font-size-complex="16pt" style:font-weight-complex="normal"/>
    </style:style>
    <style:style style:name="P39" style:family="paragraph" style:parent-style-name="Standard">
      <style:paragraph-properties fo:text-align="start" style:justify-single-word="false" style:writing-mode="lr-tb"/>
      <style:text-properties fo:font-size="16pt" officeooo:rsid="00341b1b" officeooo:paragraph-rsid="00341b1b" style:font-size-asian="16pt" style:font-name-complex="Amiri" style:font-size-complex="16pt"/>
    </style:style>
    <style:style style:name="P40" style:family="paragraph" style:parent-style-name="Standard">
      <style:paragraph-properties fo:text-align="start" style:justify-single-word="false" style:writing-mode="lr-tb"/>
      <style:text-properties fo:font-size="16pt" officeooo:rsid="00341b1b" officeooo:paragraph-rsid="00384d45" style:font-size-asian="16pt" style:font-name-complex="Amiri" style:font-size-complex="16pt"/>
    </style:style>
    <style:style style:name="P41" style:family="paragraph" style:parent-style-name="Standard">
      <style:paragraph-properties fo:text-align="start" style:justify-single-word="false" style:writing-mode="lr-tb"/>
      <style:text-properties fo:font-size="16pt" officeooo:rsid="003ac428" officeooo:paragraph-rsid="003ac428" style:font-size-asian="16pt" style:font-name-complex="Amiri" style:font-size-complex="16pt"/>
    </style:style>
    <style:style style:name="P42" style:family="paragraph" style:parent-style-name="Standard">
      <style:paragraph-properties fo:text-align="start" style:justify-single-word="false" style:writing-mode="lr-tb"/>
      <style:text-properties fo:font-size="16pt" fo:font-weight="bold" officeooo:rsid="003ac428" officeooo:paragraph-rsid="003ac428" style:font-size-asian="16pt" style:font-weight-asian="bold" style:font-name-complex="Amiri" style:font-size-complex="16pt" style:font-weight-complex="bold"/>
    </style:style>
    <style:style style:name="P43" style:family="paragraph" style:parent-style-name="Text_20_body">
      <style:paragraph-properties fo:text-align="start" style:justify-single-word="false" style:writing-mode="lr-tb"/>
      <style:text-properties fo:font-size="16pt" officeooo:rsid="0029b625" officeooo:paragraph-rsid="0029b625" style:font-size-asian="16pt" style:font-name-complex="Amiri" style:font-size-complex="16pt"/>
    </style:style>
    <style:style style:name="P44" style:family="paragraph" style:parent-style-name="Text_20_body">
      <style:paragraph-properties fo:text-align="start" style:justify-single-word="false" style:writing-mode="lr-tb"/>
      <style:text-properties fo:font-size="16pt" officeooo:rsid="002ad5ac" officeooo:paragraph-rsid="002ad5ac" style:font-size-asian="16pt" style:font-name-complex="Amiri" style:font-size-complex="16pt"/>
    </style:style>
    <style:style style:name="P45" style:family="paragraph" style:parent-style-name="Text_20_body">
      <style:paragraph-properties fo:text-align="start" style:justify-single-word="false" style:writing-mode="lr-tb"/>
      <style:text-properties fo:font-size="16pt" style:font-size-asian="16pt" style:font-size-complex="16pt"/>
    </style:style>
    <style:style style:name="P46" style:family="paragraph" style:parent-style-name="Text_20_body">
      <style:paragraph-properties fo:text-align="start" style:justify-single-word="false" style:writing-mode="lr-tb"/>
      <style:text-properties fo:font-size="16pt" officeooo:paragraph-rsid="003ac428" style:font-size-asian="16pt" style:font-size-complex="16pt"/>
    </style:style>
    <style:style style:name="P47" style:family="paragraph" style:parent-style-name="Text_20_body">
      <style:paragraph-properties fo:text-align="start" style:justify-single-word="false" style:writing-mode="lr-tb"/>
      <style:text-properties fo:font-size="16pt" officeooo:paragraph-rsid="0061ad57" style:font-size-asian="16pt" style:font-size-complex="16pt"/>
    </style:style>
    <style:style style:name="P48" style:family="paragraph" style:parent-style-name="Text_20_body">
      <style:paragraph-properties fo:text-align="start" style:justify-single-word="false" style:writing-mode="lr-tb"/>
      <style:text-properties fo:font-size="16pt" fo:font-weight="normal" officeooo:rsid="003ac428" officeooo:paragraph-rsid="003ac428" style:font-size-asian="16pt" style:font-weight-asian="normal" style:font-name-complex="Amiri" style:font-size-complex="16pt" style:font-weight-complex="normal"/>
    </style:style>
    <style:style style:name="P49" style:family="paragraph" style:parent-style-name="Text_20_body">
      <style:paragraph-properties fo:text-align="start" style:justify-single-word="false" style:writing-mode="lr-tb"/>
      <style:text-properties fo:font-size="16pt" fo:font-weight="normal" style:font-size-asian="16pt" style:font-weight-asian="normal" style:font-name-complex="Amiri" style:font-size-complex="16pt" style:font-weight-complex="normal"/>
    </style:style>
    <style:style style:name="P50" style:family="paragraph" style:parent-style-name="Text_20_body">
      <style:paragraph-properties fo:text-align="start" style:justify-single-word="false" style:writing-mode="lr-tb"/>
      <style:text-properties fo:font-size="16pt" fo:font-weight="bold" officeooo:rsid="003ac428" officeooo:paragraph-rsid="003ac428" style:font-size-asian="16pt" style:font-weight-asian="bold" style:font-name-complex="Amiri" style:font-size-complex="16pt" style:font-weight-complex="bold"/>
    </style:style>
    <style:style style:name="P51" style:family="paragraph" style:parent-style-name="Text_20_body">
      <style:paragraph-properties fo:text-align="start" style:justify-single-word="false" style:writing-mode="lr-tb"/>
    </style:style>
    <style:style style:name="P52" style:family="paragraph" style:parent-style-name="Text_20_body">
      <style:paragraph-properties fo:text-align="start" style:justify-single-word="false" style:writing-mode="lr-tb"/>
      <style:text-properties style:font-name="Amiri" fo:font-size="16pt" fo:font-weight="normal" officeooo:rsid="0045edc7" officeooo:paragraph-rsid="0045edc7" style:font-size-asian="16pt" style:font-weight-asian="normal" style:font-name-complex="Amiri" style:font-size-complex="16pt" style:font-weight-complex="normal"/>
    </style:style>
    <style:style style:name="P53" style:family="paragraph" style:parent-style-name="Heading_20_1">
      <style:paragraph-properties fo:text-align="start" style:justify-single-word="false" style:writing-mode="lr-tb"/>
      <style:text-properties fo:font-size="16pt" fo:font-weight="bold" officeooo:rsid="003ac428" officeooo:paragraph-rsid="003ac428" style:font-size-asian="16pt" style:font-weight-asian="bold" style:font-name-complex="Amiri" style:font-size-complex="16pt" style:font-weight-complex="bold"/>
    </style:style>
    <style:style style:name="P54" style:family="paragraph" style:parent-style-name="Heading_20_1">
      <style:paragraph-properties fo:text-align="start" style:justify-single-word="false" style:writing-mode="lr-tb"/>
      <style:text-properties fo:font-size="16pt" fo:font-weight="normal" style:font-size-asian="16pt" style:font-weight-asian="normal" style:font-name-complex="Amiri" style:font-size-complex="16pt" style:font-weight-complex="normal"/>
    </style:style>
    <style:style style:name="P55" style:family="paragraph" style:parent-style-name="Text_20_body">
      <style:text-properties fo:font-size="16pt" style:font-size-asian="16pt" style:font-size-complex="16pt"/>
    </style:style>
    <style:style style:name="P56" style:family="paragraph" style:parent-style-name="Heading_20_1">
      <style:text-properties fo:font-size="16pt" style:font-size-asian="16pt" style:font-size-complex="16pt"/>
    </style:style>
    <style:style style:name="P57" style:family="paragraph" style:parent-style-name="Heading_20_2">
      <style:text-properties fo:font-size="16pt" style:font-size-asian="16pt" style:font-size-complex="16pt"/>
    </style:style>
    <style:style style:name="P58" style:family="paragraph" style:parent-style-name="Heading_20_3">
      <style:text-properties fo:font-size="16pt" style:font-size-asian="16pt" style:font-size-complex="16pt"/>
    </style:style>
    <style:style style:name="P59" style:family="paragraph" style:parent-style-name="Heading_20_2">
      <style:paragraph-properties fo:text-align="end" style:justify-single-word="false" style:writing-mode="rl-tb"/>
      <style:text-properties style:font-name="Amiri" fo:font-size="16pt" style:font-size-asian="14pt" style:font-name-complex="Amiri" style:font-size-complex="16pt"/>
    </style:style>
    <style:style style:name="P60" style:family="paragraph" style:parent-style-name="Standard" style:list-style-name="L1">
      <style:paragraph-properties fo:text-align="end" style:justify-single-word="false" style:writing-mode="rl-tb"/>
      <style:text-properties fo:font-size="16pt" officeooo:rsid="001f344a" officeooo:paragraph-rsid="001f344a" style:font-size-asian="16pt" style:font-name-complex="Amiri" style:font-size-complex="16pt"/>
    </style:style>
    <style:style style:name="P61" style:family="paragraph" style:parent-style-name="Standard" style:list-style-name="L1">
      <style:paragraph-properties fo:text-align="end" style:justify-single-word="false" style:writing-mode="rl-tb"/>
      <style:text-properties fo:font-size="16pt" officeooo:rsid="002183c7" officeooo:paragraph-rsid="002183c7" style:font-size-asian="16pt" style:font-name-complex="Amiri" style:font-size-complex="16pt"/>
    </style:style>
    <style:style style:name="P62" style:family="paragraph" style:parent-style-name="Standard" style:list-style-name="L2">
      <style:paragraph-properties fo:text-align="end" style:justify-single-word="false" style:writing-mode="rl-tb"/>
      <style:text-properties fo:font-size="16pt" officeooo:rsid="002183c7" officeooo:paragraph-rsid="00341b1b" style:font-size-asian="16pt" style:font-name-complex="Amiri" style:font-size-complex="16pt"/>
    </style:style>
    <style:style style:name="P63" style:family="paragraph" style:parent-style-name="Standard" style:list-style-name="L2">
      <style:paragraph-properties fo:text-align="start" style:justify-single-word="false" style:writing-mode="lr-tb"/>
      <style:text-properties fo:font-size="16pt" officeooo:rsid="00341b1b" officeooo:paragraph-rsid="00341b1b" style:font-size-asian="16pt" style:font-name-complex="Amiri" style:font-size-complex="16pt"/>
    </style:style>
    <style:style style:name="P64" style:family="paragraph" style:parent-style-name="Standard" style:list-style-name="L2">
      <style:paragraph-properties fo:text-align="start" style:justify-single-word="false" style:writing-mode="lr-tb"/>
      <style:text-properties fo:font-size="16pt" officeooo:rsid="00341b1b" officeooo:paragraph-rsid="00384d45" style:font-size-asian="16pt" style:font-name-complex="Amiri" style:font-size-complex="16pt"/>
    </style:style>
    <style:style style:name="P65" style:family="paragraph" style:parent-style-name="Text_20_body" style:list-style-name="L6"/>
    <style:style style:name="P66" style:family="paragraph" style:parent-style-name="Text_20_body" style:list-style-name="L7">
      <style:text-properties fo:font-size="16pt" style:font-size-asian="16pt" style:font-size-complex="16pt"/>
    </style:style>
    <style:style style:name="P67" style:family="paragraph" style:parent-style-name="Text_20_body" style:list-style-name="L8">
      <style:text-properties fo:font-size="16pt" style:font-size-asian="16pt" style:font-size-complex="16pt"/>
    </style:style>
    <style:style style:name="P68" style:family="paragraph" style:parent-style-name="Text_20_body" style:list-style-name="L9">
      <style:text-properties fo:font-size="16pt" style:font-size-asian="16pt" style:font-size-complex="16pt"/>
    </style:style>
    <style:style style:name="P69" style:family="paragraph" style:parent-style-name="Text_20_body" style:list-style-name="L3">
      <style:paragraph-properties fo:margin-top="0in" fo:margin-bottom="0in" loext:contextual-spacing="false" fo:text-align="end" style:justify-single-word="false" style:writing-mode="rl-tb"/>
    </style:style>
    <style:style style:name="P70" style:family="paragraph" style:parent-style-name="Text_20_body" style:list-style-name="L3">
      <style:paragraph-properties fo:margin-top="0in" fo:margin-bottom="0in" loext:contextual-spacing="false" fo:text-align="end" style:justify-single-word="false" style:writing-mode="rl-tb"/>
      <style:text-properties style:font-name="Amiri" fo:font-size="16pt" style:font-size-asian="16pt" style:font-name-complex="Amiri" style:font-size-complex="16pt"/>
    </style:style>
    <style:style style:name="P71" style:family="paragraph" style:parent-style-name="Text_20_body" style:list-style-name="L4">
      <style:paragraph-properties fo:margin-top="0in" fo:margin-bottom="0in" loext:contextual-spacing="false" fo:text-align="end" style:justify-single-word="false" style:writing-mode="rl-tb"/>
      <style:text-properties style:font-name="Amiri" fo:font-size="16pt" style:font-size-asian="16pt" style:font-name-complex="Amiri" style:font-size-complex="16pt"/>
    </style:style>
    <style:style style:name="P72" style:family="paragraph" style:parent-style-name="Text_20_body" style:list-style-name="L6">
      <style:paragraph-properties fo:margin-top="0in" fo:margin-bottom="0in" loext:contextual-spacing="false"/>
      <style:text-properties fo:font-size="16pt" style:font-size-asian="16pt" style:font-size-complex="16pt"/>
    </style:style>
    <style:style style:name="P73" style:family="paragraph" style:parent-style-name="Text_20_body" style:list-style-name="L7">
      <style:paragraph-properties fo:margin-top="0in" fo:margin-bottom="0in" loext:contextual-spacing="false"/>
      <style:text-properties fo:font-size="16pt" style:font-size-asian="16pt" style:font-size-complex="16pt"/>
    </style:style>
    <style:style style:name="P74" style:family="paragraph" style:parent-style-name="Text_20_body" style:list-style-name="L8">
      <style:paragraph-properties fo:margin-top="0in" fo:margin-bottom="0in" loext:contextual-spacing="false"/>
      <style:text-properties fo:font-size="16pt" style:font-size-asian="16pt" style:font-size-complex="16pt"/>
    </style:style>
    <style:style style:name="P75" style:family="paragraph" style:parent-style-name="Text_20_body" style:list-style-name="L3">
      <style:paragraph-properties fo:text-align="end" style:justify-single-word="false" style:writing-mode="rl-tb"/>
      <style:text-properties style:font-name="Amiri" fo:font-size="16pt" style:font-size-asian="16pt" style:font-name-complex="Amiri" style:font-size-complex="16pt"/>
    </style:style>
    <style:style style:name="P76" style:family="paragraph" style:parent-style-name="Text_20_body" style:list-style-name="L4">
      <style:paragraph-properties fo:text-align="end" style:justify-single-word="false" style:writing-mode="rl-tb"/>
      <style:text-properties style:font-name="Amiri" fo:font-size="16pt" style:font-size-asian="16pt" style:font-name-complex="Amiri" style:font-size-complex="16pt"/>
    </style:style>
    <style:style style:name="P77" style:family="paragraph" style:parent-style-name="Text_20_body" style:list-style-name="L5">
      <style:paragraph-properties fo:text-align="end" style:justify-single-word="false" style:writing-mode="rl-tb"/>
      <style:text-properties style:font-name="Amiri" fo:font-size="16pt" style:font-size-asian="16pt" style:font-name-complex="Amiri" style:font-size-complex="16pt"/>
    </style:style>
    <style:style style:name="T1" style:family="text">
      <style:text-properties officeooo:rsid="001da74c"/>
    </style:style>
    <style:style style:name="T2" style:family="text">
      <style:text-properties style:font-name="Amiri" officeooo:rsid="001ba916"/>
    </style:style>
    <style:style style:name="T3" style:family="text">
      <style:text-properties style:font-name="Amiri" fo:font-size="16pt" style:font-size-asian="16pt" style:font-name-complex="Amiri" style:font-size-complex="16pt"/>
    </style:style>
    <style:style style:name="T4" style:family="text">
      <style:text-properties style:font-name="Amiri" fo:font-size="16pt" officeooo:rsid="003ee4d6" style:font-size-asian="16pt" style:font-name-complex="Amiri" style:font-size-complex="16pt"/>
    </style:style>
    <style:style style:name="T5" style:family="text">
      <style:text-properties style:font-name="Amiri" fo:font-size="16pt" officeooo:rsid="004ae20d" style:font-size-asian="14pt" style:font-name-complex="Amiri" style:font-size-complex="16pt"/>
    </style:style>
    <style:style style:name="T6" style:family="text">
      <style:text-properties officeooo:rsid="001ddfe7"/>
    </style:style>
    <style:style style:name="T7" style:family="text">
      <style:text-properties officeooo:rsid="0020c722"/>
    </style:style>
    <style:style style:name="T8" style:family="text">
      <style:text-properties officeooo:rsid="0022417d"/>
    </style:style>
    <style:style style:name="T9" style:family="text">
      <style:text-properties officeooo:rsid="002321f5"/>
    </style:style>
    <style:style style:name="T10" style:family="text">
      <style:text-properties officeooo:rsid="00272e6b"/>
    </style:style>
    <style:style style:name="T11" style:family="text">
      <style:text-properties officeooo:rsid="002f8d34"/>
    </style:style>
    <style:style style:name="T12" style:family="text">
      <style:text-properties officeooo:rsid="00307b54"/>
    </style:style>
    <style:style style:name="T13" style:family="text">
      <style:text-properties officeooo:rsid="00315777"/>
    </style:style>
    <style:style style:name="T14" style:family="text">
      <style:text-properties fo:font-size="16pt" style:font-size-asian="16pt" style:font-size-complex="16pt"/>
    </style:style>
    <style:style style:name="T15" style:family="text">
      <style:text-properties fo:font-size="16pt" officeooo:rsid="00315777" style:font-size-asian="16pt" style:font-size-complex="16pt"/>
    </style:style>
    <style:style style:name="T16" style:family="text">
      <style:text-properties fo:font-size="16pt" officeooo:rsid="004248d4" style:font-size-asian="16pt" style:font-size-complex="16pt"/>
    </style:style>
    <style:style style:name="T17" style:family="text">
      <style:text-properties fo:font-size="16pt" style:font-size-asian="16pt" style:font-name-complex="Amiri" style:font-size-complex="16pt"/>
    </style:style>
    <style:style style:name="T18" style:family="text">
      <style:text-properties fo:font-size="16pt" officeooo:rsid="003e6acc" style:font-size-asian="16pt" style:font-name-complex="Amiri" style:font-size-complex="16pt"/>
    </style:style>
    <style:style style:name="T19" style:family="text">
      <style:text-properties fo:font-size="16pt" officeooo:rsid="004bbc9a" style:font-size-asian="16pt" style:font-name-complex="Amiri" style:font-size-complex="16pt"/>
    </style:style>
    <style:style style:name="T20" style:family="text">
      <style:text-properties fo:font-size="16pt" officeooo:rsid="004bfaf7" style:font-size-asian="16pt" style:font-name-complex="Amiri" style:font-size-complex="16pt"/>
    </style:style>
    <style:style style:name="T21" style:family="text">
      <style:text-properties fo:font-size="16pt" officeooo:rsid="004cdf4c" style:font-size-asian="16pt" style:font-name-complex="Amiri" style:font-size-complex="16pt"/>
    </style:style>
    <style:style style:name="T22" style:family="text">
      <style:text-properties fo:font-size="16pt" officeooo:rsid="004d0f9e" style:font-size-asian="16pt" style:font-name-complex="Amiri" style:font-size-complex="16pt"/>
    </style:style>
    <style:style style:name="T23" style:family="text">
      <style:text-properties fo:font-size="16pt" officeooo:rsid="004ddfee" style:font-size-asian="16pt" style:font-name-complex="Amiri" style:font-size-complex="16pt"/>
    </style:style>
    <style:style style:name="T24" style:family="text">
      <style:text-properties fo:font-size="16pt" fo:font-weight="normal" style:font-size-asian="16pt" style:font-weight-asian="normal" style:font-name-complex="Amiri" style:font-size-complex="16pt" style:font-weight-complex="normal"/>
    </style:style>
    <style:style style:name="T25" style:family="text">
      <style:text-properties officeooo:rsid="003a22b6"/>
    </style:style>
    <style:style style:name="T26" style:family="text">
      <style:text-properties officeooo:rsid="0040d3d4"/>
    </style:style>
    <style:style style:name="T27" style:family="text">
      <style:text-properties officeooo:rsid="0043375e"/>
    </style:style>
    <style:style style:name="T28" style:family="text">
      <style:text-properties officeooo:rsid="00475373"/>
    </style:style>
    <style:style style:name="T29" style:family="text">
      <style:text-properties officeooo:rsid="004861de"/>
    </style:style>
    <style:style style:name="T30" style:family="text">
      <style:text-properties officeooo:rsid="004e81ef"/>
    </style:style>
    <style:style style:name="T31" style:family="text">
      <style:text-properties officeooo:rsid="005007b1"/>
    </style:style>
    <style:style style:name="T32" style:family="text">
      <style:text-properties officeooo:rsid="00516613"/>
    </style:style>
    <style:style style:name="T33" style:family="text">
      <style:text-properties officeooo:rsid="0053434e"/>
    </style:style>
    <style:style style:name="T34" style:family="text">
      <style:text-properties officeooo:rsid="005432c5"/>
    </style:style>
    <style:style style:name="T35" style:family="text">
      <style:text-properties officeooo:rsid="005a8e67"/>
    </style:style>
    <style:style style:name="T36" style:family="text">
      <style:text-properties fo:font-weight="normal" officeooo:rsid="003ac428" style:font-weight-asian="normal" style:font-name-complex="Amiri" style:font-weight-complex="normal"/>
    </style:style>
    <style:style style:name="T37" style:family="text">
      <style:text-properties officeooo:rsid="0061ad5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سياسة الخصوصية:</text:p>
      <text:p text:style-name="P10">آخر تحديث : 22 يونيو 2020</text:p>
      <text:p text:style-name="P5">سياسة الخصوصية هذه تصف سياساتنا والإجراءات المتبعة لجمع ، استخدام ، ونشر المعلومات الخاصة بك عندما تستخدم خدماتنا ، وهي تصف لك حقوقك الخصوصية <text:span text:style-name="T1">وكيفية حماية القانون لك .</text:span></text:p>
      <text:p text:style-name="P4">نستخدم البيانات الخاصة بك لتوفير وتحسين خدماتنا. وباستخدامك لخدماتنا ، فأنت توافق على جمع واستخدام المعلومات وفقا لسياسة الخصوصية هذه.</text:p>
      <text:p text:style-name="P4"/>
      <text:p text:style-name="P4">إذا كان لديك أي أسئلة أو مخاوف بشأن المعلومات الواردة في سياسة الخصوصية هذه، أو حول تعاملنا مع البيانات الشخصية بشكل عام، أو إذا كنت ترغب في الحصول على معلومات أكثر تفصيلًا، فيتعين عليك مراسلتنا عبر البريد الإلكتروني على <text:span text:style-name="Strong_20_Emphasis">info@edraak.org</text:span></text:p>
      <text:p text:style-name="P4"/>
      <text:p text:style-name="P6">المعلومات التي نجمعها:</text:p>
      <text:p text:style-name="P11">من خلال تسجيل حساب في <text:span text:style-name="T11">موقعنا</text:span> وبدوره استخدام خدماتنا، سنجمع منك المعلومات التالية ("البيانات الشخصية"):</text:p>
      <text:p text:style-name="P6">- الاسم الأول</text:p>
      <text:p text:style-name="P6">- الاسم الأخير</text:p>
      <text:p text:style-name="P6">- الجنس</text:p>
      <text:p text:style-name="P6">- بلد الإقامة \ المنشأ</text:p>
      <text:p text:style-name="P6">- البريد الإلكتروني</text:p>
      <text:p text:style-name="P7"><text:span text:style-name="T2">- </text:span>تفاصيل الدرجات التي حصلت عليها في ال<text:span text:style-name="T6">اختبارات التي قمت بها في موقعنا.</text:span></text:p>
      <text:p text:style-name="P7"/>
      <text:h text:style-name="P1" text:outline-level="3">الأساس القانوني لاستخدام بياناتك الشخصية</text:h>
      <text:p text:style-name="P16">عند استخدام بياناتك الشخصية، نعالجها على القواعد التالية:</text:p>
      <text:list xml:id="list1944199482" text:style-name="L1">
        <text:list-item>
          <text:p text:style-name="P60"><text:soft-page-break/>إنشاء حساب شخصي خاص بك يحتوي على جميع المعلومات الشخصية ا<text:span text:style-name="T7">لأولية التي قدمتها لنا.</text:span></text:p>
        </text:list-item>
        <text:list-item>
          <text:p text:style-name="P61">ربط حسابك الشخصي بالامتحانات التي تقوم بامتحانها ورصد درجات امتحاناتك.</text:p>
        </text:list-item>
        <text:list-item>
          <text:p text:style-name="P61">إعداد تقارير مفصلة عن درجاتك النهائية <text:span text:style-name="T9">(التي تشمل درجاتك على إجابات كل سؤال بالإضافة إلى الدرجة الكلية للامتحان )</text:span> توفر منها نسخة إليك و<text:span text:style-name="T8">نسخة إلى المعلم الذي وضع الامتحان .</text:span></text:p>
        </text:list-item>
      </text:list>
      <text:p text:style-name="P17">لن نجمع أبدًا أي بيانات شخصية غير ضرورية منك ولن نعالج معلوماتك بأي طريقة، بخلاف ما هو محدد في هذه السياسة.</text:p>
      <text:p text:style-name="P8">نحن نبذل قصارى جهدنا للحفاظ على دقة بياناتك الشخصية واكتمالها، التي نحفظها، ولضمان تحديث كل بياناتك الشخصية. ومع ذلك، يمكنك مساعدتنا في ذلك عن طريق الاتصال بنا على الفور إذا طرأت أي تغييرات على بياناتك الشخصية. لن نتحمل مسؤولية أي خسائر تتكبدها نتيجة أي معلومات شخصية غير دقيقة أو غير صحيحة أو ناقصة أو غير كاملة تقدمها لنا.</text:p>
      <text:p text:style-name="P8"/>
      <text:h text:style-name="P2" text:outline-level="3">مدة احتفاظنا ببياناتك الشخصية</text:h>
      <text:p text:style-name="P8"/>
      <text:p text:style-name="P8">س<text:span text:style-name="T10">نحتفظ</text:span> <text:span text:style-name="T10">ب</text:span>بيانات حسابك حتى ترسل طلبًا إلينا لحذف بياناتك من خلال الموقع، وبعد ذلك سيتم حذف بياناتك وفقًا للجدول الزمني المُقدَّم من الموقع عندما تطلب الحذف.</text:p>
      <text:p text:style-name="P8"/>
      <text:h text:style-name="P2" text:outline-level="3">مَن نشارك بياناتك الشخصية معهم:</text:h>
      <text:p text:style-name="P18">لا نشارك بياناتك الشخصية مع أي طرف خارجي.</text:p>
      <text:h text:style-name="P3" text:outline-level="3">استخدام بياناتك الشخصية لاتخاذ القرارات آليًا</text:h>
      <text:p text:style-name="P18">نحن لا نتخذ أي قرارات آلية باستخدام هذه المعلومات.</text:p>
      <text:h text:style-name="P3" text:outline-level="3"><text:soft-page-break/>التغييرات التي تطرأ على هذه السياسة</text:h>
      <text:p text:style-name="P18">باستثناء الحد الذي يقتضيه القانون المعمول به، نحتفظ بحق تحديث هذه السياسة لتعكس التغييرات التي تطرأ على ممارسات المعلومات لدينا من خلال نشر إشعار بالتحديث في خدماتنا بوضوح، والحصول على موافقتك، حسب الاقتضاء. ستصبح أي تحديثات سارية المفعول فور نشر التحديثات على هذه السياسة وتنطبق على كل المعلومات المُجمَّعة عنك، أو عند الاقتضاء، بناءً على موافقتك. أنت توافق على مراجعة هذه السياسة بشكل دوري. إذا أدخلنا أي تغييرات على هذه السياسة، فسنغير تاريخ "آخر تحديث" أعلاه.</text:p>
      <text:p text:style-name="P18"/>
      <text:p text:style-name="P44">Privacy Policy</text:p>
      <text:p text:style-name="P44">Last updated: June 12, 2020</text:p>
      <text:p text:style-name="P43"><text:bookmark-start text:name="__DdeLink__522_3200825392"/>This Privacy Policy describes Our policies and procedures on the collection, use and disclosure of Your information when You use the Service and tells You about Your privacy rights and how the law protects You.<text:bookmark-end text:name="__DdeLink__522_3200825392"/></text:p>
      <text:p text:style-name="P45"><text:bookmark-start text:name="__DdeLink__524_3200825392"/>We use Your Personal data to provide and improve the Service. By using the Service, You agree to the collection and use of information in accordance with this Privacy Policy<text:bookmark-end text:name="__DdeLink__524_3200825392"/></text:p>
      <text:h text:style-name="P32" text:outline-level="3"><text:bookmark-start text:name="__DdeLink__526_3200825392"/>The information we collect about you<text:bookmark-end text:name="__DdeLink__526_3200825392"/> </text:h>
      <text:p text:style-name="P45">- <text:bookmark-start text:name="__DdeLink__528_3200825392"/><text:span text:style-name="T13">Your</text:span> <text:span text:style-name="T12">Name ( first and last )</text:span><text:bookmark-end text:name="__DdeLink__528_3200825392"/></text:p>
      <text:p text:style-name="P45">- <text:bookmark-start text:name="__DdeLink__530_3200825392"/><text:span text:style-name="T13">Your Email Address</text:span><text:bookmark-end text:name="__DdeLink__530_3200825392"/></text:p>
      <text:p text:style-name="P45">- <text:bookmark-start text:name="__DdeLink__532_3200825392"/><text:span text:style-name="T13">Gender</text:span><text:bookmark-end text:name="__DdeLink__532_3200825392"/></text:p>
      <text:p text:style-name="P45">- <text:bookmark-start text:name="__DdeLink__534_3200825392"/>Country of residence/origin<text:bookmark-end text:name="__DdeLink__534_3200825392"/></text:p>
      <text:p text:style-name="P51"><text:span text:style-name="T14">- </text:span><text:bookmark-start text:name="__DdeLink__536_3200825392"/><text:span text:style-name="T14">Details of grades scored on </text:span><text:span text:style-name="T15">examinations you took in our site</text:span><text:bookmark-end text:name="__DdeLink__536_3200825392"/></text:p>
      <text:h text:style-name="P34" text:outline-level="3"><text:bookmark-start text:name="__DdeLink__538_3200825392"/>Our legal basis for using your Personal Data<text:bookmark-end text:name="__DdeLink__538_3200825392"/></text:h>
      <text:p text:style-name="P43"><text:bookmark-start text:name="__DdeLink__540_3200825392"/>Where we use your Personal Data, we process it on the following bases:<text:bookmark-end text:name="__DdeLink__540_3200825392"/></text:p>
      <text:list xml:id="list981028642" text:style-name="L2">
        <text:list-header>
          <text:p text:style-name="P62"><text:soft-page-break/></text:p>
        </text:list-header>
        <text:list-item>
          <text:p text:style-name="P63"><text:bookmark-start text:name="__DdeLink__542_3200825392"/>Create a personal account for you contains all your primary personal information that you provided to us.<text:bookmark-end text:name="__DdeLink__542_3200825392"/></text:p>
        </text:list-item>
        <text:list-item>
          <text:p text:style-name="P63"><text:bookmark-start text:name="__DdeLink__544_3200825392"/>Link your personal account with the exams you take and record your degrees.<text:bookmark-end text:name="__DdeLink__544_3200825392"/></text:p>
        </text:list-item>
        <text:list-item>
          <text:p text:style-name="P64"><text:bookmark-start text:name="__DdeLink__546_3200825392"/>Create detailed reports about your final degrees ( which contains your answers’ degrees of each question in addition to your exam’s total degree) , these reports will be available to you and to the exam’s teacher.<text:bookmark-end text:name="__DdeLink__546_3200825392"/></text:p>
          <text:p text:style-name="P64"/>
        </text:list-item>
      </text:list>
      <text:p text:style-name="P40"><text:bookmark-start text:name="__DdeLink__548_3200825392"/>We will never collect any unnecessary Personal Data from you and do not process your information in any way, other than as specified in this Policy.<text:bookmark-end text:name="__DdeLink__548_3200825392"/></text:p>
      <text:p text:style-name="P55"/>
      <text:p text:style-name="P55"><text:bookmark-start text:name="__DdeLink__550_3200825392"/>We make every effort to maintain the accuracy and completeness of your Personal Data, which we store, and to ensure all of your Personal Data is up to date. However, you can assist us with this by promptly contacting us if there are any changes to your Personal Data. We shall not be responsible for any losses you suffer arising from any inaccurate, inauthentic, deficient or incomplete Personal Information that you provide to us.<text:bookmark-end text:name="__DdeLink__550_3200825392"/></text:p>
      <text:p text:style-name="P39"/>
      <text:h text:style-name="P35" text:outline-level="3"><text:bookmark-start text:name="__DdeLink__552_3200825392"/>How long we will keep your Personal Data<text:bookmark-end text:name="__DdeLink__552_3200825392"/></text:h>
      <text:p text:style-name="P39"><text:bookmark-start text:name="__DdeLink__554_3200825392"/>your account data will be saved by <text:span text:style-name="T25">us</text:span> until you submit a request for us to delete your data through the Website, after which your data will be deleted according to the timeline provided by the Website when you request the deletion.</text:p>
      <text:p text:style-name="P39"><text:bookmark-end text:name="__DdeLink__554_3200825392"/></text:p>
      <text:h text:style-name="P36" text:outline-level="3"><text:bookmark-start text:name="__DdeLink__556_3200825392"/>Who we share your Personal Data with<text:bookmark-end text:name="__DdeLink__556_3200825392"/></text:h>
      <text:h text:style-name="P38" text:outline-level="3"><text:bookmark-start text:name="__DdeLink__558_3200825392"/>We don’t share your personal data with any other third parties.<text:bookmark-end text:name="__DdeLink__558_3200825392"/></text:h>
      <text:p text:style-name="P41"/>
      <text:p text:style-name="P42"><text:bookmark-start text:name="__DdeLink__560_3200825392"/>Use of your Personal Data for automated decision-making<text:bookmark-end text:name="__DdeLink__560_3200825392"/></text:p>
      <text:p text:style-name="P42"/>
      <text:p text:style-name="P48"><text:bookmark-start text:name="__DdeLink__562_3200825392"/>We do not make any automated decisions using this information.<text:bookmark-end text:name="__DdeLink__562_3200825392"/></text:p>
      <text:p text:style-name="P48"/>
      <text:h text:style-name="P37" text:outline-level="3"><text:bookmark-start text:name="__DdeLink__564_3200825392"/><text:soft-page-break/>Changes to this policy<text:bookmark-end text:name="__DdeLink__564_3200825392"/></text:h>
      <text:p text:style-name="P48"><text:bookmark-start text:name="__DdeLink__566_3200825392"/>Except to the extent limited by applicable law, we reserve the right to update this policy to reflect changes to our information practices by prominently posting notice of the update on our Services, and as required, obtaining your consent. Any updates will become effective immediately after posting the updates to this policy and apply to all information collected about you, or where required, upon your consent. You agree that you will review this policy periodically. If we make any changes to this policy, we will change the "Last Updated" date above.<text:bookmark-end text:name="__DdeLink__566_3200825392"/></text:p>
      <text:p text:style-name="P42"/>
      <text:h text:style-name="P26" text:outline-level="1">سياسة ملفات تعريف الارتباط</text:h>
      <text:p text:style-name="P19">آخر تحديث: ٢٨ أبريل ٢٠٢٠</text:p>
      <text:p text:style-name="P15">توضح سياسة ملفات تعريف الارتباط هذه ماهية ملفات تعريف الارتباط وكيفية استخدامها. يتعين عليك قراءة هذه السياسة حتى تتمكن من فهم نوع ملفات تعريف الارتباط التي نستخدمها، أو المعلومات التي نجمعها باستخدام ملفات تعريف الارتباط وكيفية استخدام هذه المعلومات.</text:p>
      <text:p text:style-name="P24"><text:span text:style-name="T17">لا تحتوي ملفات تعريف الارتباط عادةً على أي معلومات تحدد هوية المستخدم شخصيًا، ولكن قد يتم ربط المعلومات الشخصية التي نحفظها عنك بالمعلومات المحفوظة في ملفات تعريف الارتباط التي يتم الحصول عليها منها. لمزيد من المعلومات حول كيفية استخدامنا لبياناتك الشخصية وحفظها والحفاظ عليها آمنة، راجع </text:span><text:span text:style-name="T18">سياسة الخصوصية </text:span><text:span text:style-name="T17">الخاصة بنا.</text:span></text:p>
      <text:p text:style-name="P21">لا نحفظ المعلومات الشخصية الحساسة، مثل العناوين البريدية وكلمات مرور الحساب وما إلى ذلك في ملفات تعريف الارتباط التي نستخدمها.</text:p>
      <text:h text:style-name="P26" text:outline-level="1">التفسير والتعريفات</text:h>
      <text:p text:style-name="P19"/>
      <text:h text:style-name="P28" text:outline-level="2"><text:soft-page-break/>التفسير</text:h>
      <text:p text:style-name="P12">الكلمات المكتوبة بين الأقواس () لها معانٍ محددة بموجب الشروط التالية.</text:p>
      <text:p text:style-name="P12">يكون للتعريفات التالية المعنى نفسه بغض النظر عما إذا كانت تظهر بصيغة المفرد أو بصيغة الجمع.</text:p>
      <text:h text:style-name="P30" text:outline-level="2">التعريفات</text:h>
      <text:p text:style-name="P12">لأغراض سياسة ملفات تعريف الارتباط هذه:</text:p>
      <text:list xml:id="list554352404" text:style-name="L3">
        <text:list-item>
          <text:p text:style-name="P69"><text:span text:style-name="T3">(الشركة)(المشار إليها باسم "الشركة" أو ضمير المتكلم "نحن" في سياسة ملفات تعريف الارتباط هذه) تشير إلى</text:span><text:span text:style-name="T4"> موقعنا</text:span><text:span text:style-name="T3"> .</text:span></text:p>
        </text:list-item>
        <text:list-item>
          <text:p text:style-name="P70">(أنت) تعني الشخص الذي يصل إلى الموقع الإلكتروني أو يستخدمه، أو شركة، أو أي كيان قانوني يصل هذا الشخص إلى الموقع الإلكتروني أو يستخدمه نيابة عنه، حسب الاقتضاء. </text:p>
        </text:list-item>
        <text:list-item>
          <text:p text:style-name="P70">(ملفات تعريف الارتباط) تعني الملفات الصغيرة التي يتم وضعها على جهاز الكمبيوتر أو الجهاز المحمول أو أي جهاز آخر خاص بك عن طريق موقع إلكتروني، والتي تحتوي على تفاصيل محفوظات الاستعراض على هذا الموقع الإلكتروني من بين استخداماته المتعددة. </text:p>
        </text:list-item>
        <text:list-item>
          <text:p text:style-name="P75">(الموقع) يشير إلى <text:span text:style-name="T27">موقعنا</text:span>، ويمكن الوصول إليه من <text:span text:style-name="T27">ourSite.com</text:span> أو أي من مجالاته الفرعية. </text:p>
        </text:list-item>
      </text:list>
      <text:h text:style-name="P27" text:outline-level="1"><text:soft-page-break/>استخدام ملفات تعريف الارتباط</text:h>
      <text:h text:style-name="P30" text:outline-level="2">نوع ملفات تعريف الارتباط التي نستخدمها</text:h>
      <text:p text:style-name="P12">يمكن أن تكون ملفات تعريف الارتباط "دائمة" أو "جلسة". تبقى ملفات تعريف الارتباط الدائمة على جهاز الكمبيوتر الشخصي أو الجهاز المحمول عندما تكون في وضع عدم الاتصال، بينما يتم حذف ملفات تعريف ارتباط الجلسة بمجرد إغلاق مستعرض الويب.</text:p>
      <text:p text:style-name="P12">نستخدم ملفات تعريف الارتباط الدائمة والجلسة للأغراض المبينة أدناه:</text:p>
      <text:list xml:id="list2970239273" text:style-name="L4">
        <text:list-item>
          <text:p text:style-name="P71">ملفات تعريف الارتباط الضرورية / الأساسية\ النوع: ملفات تعريف ارتباط الجلسة\ تحت إدارة: الشركة\ الغرض: ملفات تعريف الارتباط هذه ضرورية لتزويدك بالخدمات المتوفرة عبر الموقع الإلكتروني، ولتمكينك من استخدام بعض ميزاته. فهي تساعد في مصادقة المستخدمين ومنع الاستخدام الاحتيالي لحسابات المستخدمين. بدون ملفات تعريف الارتباط هذه، لا يمكن تقديم الخدمات التي تبحث عنها على موقعنا الإلكتروني، ونحن نستخدم ملفات تعريف الارتباط هذه فقط لتزويدك بتلك الخدمات. </text:p>
        </text:list-item>
        <text:list-item>
          <text:p text:style-name="P71">سياسة ملفات تعريف الارتباط / إشعار قبول ملفات تعريف الارتباط\ النوع: ملفات تعريف الارتباط الدائمة\ تحت إدارة: الشركة\ الغرض: تحدد ملفات تعريف الارتباط هذه ما إذا كان المستخدمون قد قبلوا استخدام ملفات تعريف الارتباط على الموقع الإلكتروني. </text:p>
        </text:list-item>
        <text:list-item>
          <text:p text:style-name="P71">ملفات تعريف الارتباط الوظيفية\ النوع: ملفات تعريف الارتباط الدائمة\ تحت إدارة: الشركة\ الغرض: تمكننا ملفات تعريف الارتباط هذه بتذكر الاختيارات التي تتخذها عند استخدام الموقع الإلكتروني، مثل تذكر تفاصيل تسجيل الدخول أو تفضيلات اللغة. الغرض من ملفات تعريف الارتباط هذه هو تزويدك بتجربة شخصية أكثر وتجنب الاضطرار إلى إعادة إدخال تفضيلاتك في كل مرة تستخدم فيها الموقع الإلكتروني. </text:p>
        </text:list-item>
        <text:list-item>
          <text:p text:style-name="P71"><text:soft-page-break/>تتبع ملفات تعريف ارتباط الأداء\ النوع: ملفات تعريف الارتباط الدائمة\ تحت إدارة: الأطراف الثالثة\ الغرض: تُستخدم ملفات تعريف الارتباط هذه لتتبع المعلومات حول عدد مستخدمي الموقع الإلكتروني وكيفية استخدامه من قبل المستخدمين. قد تُعرِّفك المعلومات التي يتم جمعها عبر ملفات تعريف الارتباط هذه بشكل مباشر أو غير مباشر كزائر فردي. وذلك لأن المعلومات التي يتم جمعها عادةً ما تكون مرتبطة بمعرِّف مستعار مرتبط بالجهاز الذي تستخدمه للوصول إلى الموقع الإلكتروني. كما يمكننا استخدام ملفات تعريف الارتباط هذه لاختبار الإعلانات الجديدة أو الصفحات أو الميزات أو الوظائف الجديدة للموقع لمعرفة كيفية تفاعل المستخدمين معها. </text:p>
        </text:list-item>
        <text:list-item>
          <text:p text:style-name="P76">ملفات تعريف الارتباط لوسائل التواصل الاجتماعي\ النوع: ملفات تعريف الارتباط الدائمة\ تحت إدارة: الأطراف الثالثة\ الغرض: بالإضافة إلى ملفات تعريف الارتباط الخاصة بنا، قد نستخدم أيضًا ملفات تعريف ارتباط لأطراف ثالثة مختلفة للإبلاغ عن إحصائيات استخدام الموقع الإلكتروني، وتقديم الإعلانات على الموقع الإلكتروني وعبره، وما إلى ذلك. يمكن استخدام ملفات تعريف الارتباط هذه عند مشاركة المعلومات باستخدام مواقع شبكات التواصل الاجتماعي مثل فيسبوك أو إنستجرام أو تويتر أو جوجل+. </text:p>
        </text:list-item>
      </text:list>
      <text:h text:style-name="P30" text:outline-level="2">اختياراتك فيما يتعلق بملفات تعريف الارتباط</text:h>
      <text:p text:style-name="P12">إذا كنت تفضل تجنب استخدام ملفات تعريف الارتباط على الموقع الإلكتروني، فيجب عليك أولًا تعطيل استخدام ملفات تعريف الارتباط في المستعرض، ثم حذف ملفات تعريف الارتباط المحفوظة في المستعرض المرتبط بهذا الموقع. يمكنك استخدام هذا الخيار لمنع استخدام ملفات تعريف الارتباط في أي وقت.</text:p>
      <text:p text:style-name="P12"><text:soft-page-break/>إذا لم تقبل ملفات تعريف الارتباط الخاصة بنا، فقد لا تعمل العديد من ميزات الموقع الإلكتروني بشكل سليم.</text:p>
      <text:p text:style-name="P12">إذا أردت حذف ملفات تعريف الارتباط أو توجيه مستعرض الويب إلى حذف ملفات تعريف الارتباط أو رفضها، يُرجى زيارة صفحات التعليمات الخاصة بمستعرض الويب..</text:p>
      <text:h text:style-name="P30" text:outline-level="2">مزيد من المعلومات حول ملفات تعريف الارتباط</text:h>
      <text:p text:style-name="P24"><text:span text:style-name="T3">يمكنك معرفة المزيد حول ملفات تعريف الارتباط في مقالة </text:span><text:a xlink:type="simple" xlink:href="https://www.privacypolicies.com/blog/cookies/" text:style-name="Internet_20_link" text:visited-style-name="Visited_20_Internet_20_Link"><text:span text:style-name="T3">"ما هي ملفات تعريف الارتباط"</text:span></text:a><text:span text:style-name="T3">.</text:span></text:p>
      <text:h text:style-name="P30" text:outline-level="2">اتصل بنا</text:h>
      <text:p text:style-name="P12">إذا كان لديك أي أسئلة حول سياسة ملفات تعريف الارتباط هذه، فيمكنك الاتصال بنا:</text:p>
      <text:list xml:id="list371292779" text:style-name="L5">
        <text:list-item>
          <text:p text:style-name="P77">عبر البريد الإلكتروني: info@edraak.org </text:p>
        </text:list-item>
      </text:list>
      <text:p text:style-name="P19"/>
      <text:p text:style-name="P21"/>
      <text:h text:style-name="P53" text:outline-level="1">Cookie Policy</text:h>
      <text:h text:style-name="P58" text:outline-level="3">Last updated: April 28, 2020</text:h>
      <text:p text:style-name="P55">This Cookies Policy explains what Cookies are and how We use them. You should read this policy so You can understand what type of cookies We use, or the information We collect using Cookies and how that information is used.</text:p>
      <text:p text:style-name="Text_20_body"><text:span text:style-name="T14">Cookies do not typically contain any information that personally identifies a user, but personal information that we store about You may be linked to the information stored in and obtained from Cookies. For further information on how We use, store and keep your personal data secure, see our </text:span><text:a xlink:type="simple" xlink:href="https://www.edraak.org/en/privacy-policy/" text:style-name="Internet_20_link" text:visited-style-name="Visited_20_Internet_20_Link"><text:span text:style-name="T14">Privacy Policy</text:span></text:a><text:span text:style-name="T14">.</text:span></text:p>
      <text:p text:style-name="P55">We do not store sensitive personal information, such as mailing addresses, account passwords, etc. in the Cookies We use.</text:p>
      <text:h text:style-name="P56" text:outline-level="1"><text:soft-page-break/>Interpretation and Definitions</text:h>
      <text:h text:style-name="P57" text:outline-level="2">Interpretation</text:h>
      <text:p text:style-name="P55">The words of which the initial letter is capitalized have meanings defined under the following conditions.</text:p>
      <text:p text:style-name="P55">The following definitions shall have the same meaning regardless of whether they appear in singular or in plural.</text:p>
      <text:h text:style-name="P57" text:outline-level="2">Definitions</text:h>
      <text:p text:style-name="P55">For the purposes of this Cookies Policy:</text:p>
      <text:list xml:id="list1405329931" text:style-name="L6">
        <text:list-item>
          <text:p text:style-name="P72">Company (referred to as either "the Company", "We", "Us" or "Our" in this Cookies Policy) refers to <text:span text:style-name="T26">our site.</text:span></text:p>
        </text:list-item>
        <text:list-item>
          <text:p text:style-name="P72">You means the individual accessing or using the Website, or a company, or any legal entity on behalf of which such individual is accessing or using the Website, as applicable. </text:p>
        </text:list-item>
        <text:list-item>
          <text:p text:style-name="P72">Cookies means small files that are placed on Your computer, mobile device or any other device by a website, containing details of your browsing history on that website among its many uses. </text:p>
        </text:list-item>
        <text:list-item>
          <text:p text:style-name="P65"><text:span text:style-name="T14">Website refers to </text:span><text:span text:style-name="T16">our site</text:span><text:span text:style-name="T14">, accessible from</text:span><text:span text:style-name="T16"> ourSite.com</text:span><text:span text:style-name="T14"> or any of its subdomains. </text:span></text:p>
        </text:list-item>
      </text:list>
      <text:h text:style-name="P56" text:outline-level="1">The use of the Cookies</text:h>
      <text:h text:style-name="P57" text:outline-level="2">Type of Cookies We Use</text:h>
      <text:p text:style-name="P55">Cookies can be "Persistent" or "Session" Cookies. Persistent Cookies remain on your personal computer or mobile device when You go offline, while Session Cookies are deleted as soon as You close your web browser.</text:p>
      <text:p text:style-name="P55">We use both session and persistent Cookies for the purposes set out below:</text:p>
      <text:list xml:id="list381422387" text:style-name="L7">
        <text:list-item>
          <text:p text:style-name="P73">Necessary / Essential Cookies\ Type: Session Cookies\ Administered by: Us\ Purpose: These Cookies are essential to provide You with services available through the Website and to enable You to use some of its features. They help to authenticate users and prevent fraudulent use of user accounts. Without these Cookies, the services You are <text:soft-page-break/>seeking on Our Website for cannot be provided, and We only use these Cookies to provide You with those services. </text:p>
        </text:list-item>
        <text:list-item>
          <text:p text:style-name="P73">Cookies Policy / Notice Acceptance Cookies\ Type: Persistent Cookies\ Administered by: Us\ Purpose: These Cookies identify if users have accepted the use of cookies on the Website. </text:p>
        </text:list-item>
        <text:list-item>
          <text:p text:style-name="P73">Functionality Cookies\ Type: Persistent Cookies\ Administered by: Us\ Purpose: These Cookies allow us to remember choices You make when You use the Website, such as remembering your login details or language preference. The purpose of these Cookies is to provide You with a more personal experience and to avoid You having to re-enter your preferences every time You use the Website. </text:p>
        </text:list-item>
        <text:list-item>
          <text:p text:style-name="P73">Tracking and Performance Cookies\ Type: Persistent Cookies\ Administered by: Third-Parties\ Purpose: These Cookies are used to track information about traffic to the Website and how users use the Website. The information gathered via these Cookies may directly or indirectly identify you as an individual visitor. This is because the information collected is typically linked to a pseudonymous identifier associated with the device you use to access the Website. We may also use these Cookies to test new advertisements, pages, features or new functionality of the Website to see how our users react to them. </text:p>
        </text:list-item>
        <text:list-item>
          <text:p text:style-name="P66">Social Media Cookies\ Type: Persistent Cookies\ Administered by: Third-Parties\ Purpose: In addition to Our own Cookies, We may also use various third parties Cookies to report usage statistics of the Website, deliver advertisements on and through the Website, and so on. These Cookies may be used when You share information using social media networking websites such as Facebook, Instagram, Twitter or Google+. </text:p>
        </text:list-item>
      </text:list>
      <text:h text:style-name="P57" text:outline-level="2">Your Choices Regarding Cookies</text:h>
      <text:p text:style-name="P55">If You prefer to avoid the use of Cookies on the Website, first You must disable the use of Cookies in your browser and then delete the Cookies saved in your browser associated with this website. You may use this option for preventing the use of Cookies at any time.</text:p>
      <text:p text:style-name="P55"><text:soft-page-break/>If You do not accept Our Cookies, however, many features of the Website may not function properly.</text:p>
      <text:p text:style-name="P55">If You'd like to delete Cookies or instruct your web browser to delete or refuse Cookies, please visit the help pages of your web browser.</text:p>
      <text:list xml:id="list4019975986" text:style-name="L8">
        <text:list-item>
          <text:p text:style-name="P74">For the Chrome web browser, please visit this page from Google: https://support.google.com/accounts/answer/32050 </text:p>
        </text:list-item>
        <text:list-item>
          <text:p text:style-name="P74">For the Internet Explorer web browser, please visit this page from Microsoft: http://support.microsoft.com/kb/278835 </text:p>
        </text:list-item>
        <text:list-item>
          <text:p text:style-name="P74">For the Firefox web browser, please visit this page from Mozilla: https://support.mozilla.org/en-US/kb/delete-cookies-remove-info-websites-stored </text:p>
        </text:list-item>
        <text:list-item>
          <text:p text:style-name="P67">For the Safari web browser, please visit this page from Apple: https://support.apple.com/guide/safari/manage-cookies-and-website-data-sfri11471/mac </text:p>
        </text:list-item>
      </text:list>
      <text:p text:style-name="P55">For any other web browser, please visit your web browser's official web pages.</text:p>
      <text:h text:style-name="P57" text:outline-level="2">More Information about Cookies</text:h>
      <text:p text:style-name="Text_20_body"><text:span text:style-name="T14">You can learn more about cookies in the </text:span><text:a xlink:type="simple" xlink:href="https://www.privacypolicies.com/blog/cookies/" text:style-name="Internet_20_link" text:visited-style-name="Visited_20_Internet_20_Link"><text:span text:style-name="T14">"What Are Cookies"</text:span></text:a><text:span text:style-name="T14"> article.</text:span></text:p>
      <text:h text:style-name="P57" text:outline-level="2">Contact Us</text:h>
      <text:p text:style-name="P55">If you have any questions about this Cookies Policy, You can contact us:</text:p>
      <text:list xml:id="list1430270365" text:style-name="L9">
        <text:list-item>
          <text:p text:style-name="P68">By email: info@edraak.org </text:p>
        </text:list-item>
      </text:list>
      <text:p text:style-name="P55"/>
      <text:p text:style-name="P20">شروط الخدمة</text:p>
      <text:p text:style-name="P13">مرحباً بكم في موقعنا.</text:p>
      <text:p text:style-name="P12">يرجى قراءة شروط الخدمة هذه ("شروط الخدمة ") وسياسة الخصوصية قبل التسجيل لدى الموقع الإلكتروني E<text:span text:style-name="T28">xaOnline</text:span>.org أو استخدام أي جزء من محتويات الموقع (ونعني بكلمة "الموقع"، جميع المحتويات والصفحات التي تقع ضمن نطاق موقع<text:span text:style-name="T28">نا</text:span> الإلكتروني عبر الإنترنت)،</text:p>
      <text:p text:style-name="P14"><text:soft-page-break/><text:span text:style-name="T29">ن</text:span>حتفظ <text:s/>بحق تعديل هذه الشروط في أي وقت دون إشعارك مسبقاً. تعتبر التغييرات التي تتم على هذه الشروط نافذةً فور نشرها على هذه الصفحة أو ضمن أي قسم آخر من الموقع. يُعد دخولك إلى الموقع بعد إجراء أية تغييرات موافقة منك على الشروط المعدّلة وكافة التغييرات الواردة فيه.</text:p>
      <text:p text:style-name="P24"><text:span text:style-name="T24">تأكّد من أن تتطلع على هذه الصفحة بشكل دوري لتبقى مطلعاً على الإصدار الأحدث لهذه الشروط</text:span>.</text:p>
      <text:h text:style-name="P59" text:outline-level="2">قواعد السلوك عبر الإنترنت</text:h>
      <text:p text:style-name="P25"><text:span text:style-name="T5">أنت توافق على أنك مسؤول بالكامل عن استخدامك للموقع </text:span><text:span text:style-name="T19">ملتزماً بالاتفاقيات وجميع القوانين المحلية والإقليمية والدولية والقواعد والأنظمة المعمول بها، بما في ذلك قوانين حقوق التأليف والنشر</text:span><text:span text:style-name="T20">.</text:span></text:p>
      <text:p text:style-name="P25"><text:span text:style-name="T20">أنت تتعهّد من خلال هذه الوثيقة، وكشرط لاستخدامك للخدمات التي </text:span><text:span text:style-name="T22">ن</text:span><text:span text:style-name="T20">قدمها عبر موقع</text:span><text:span text:style-name="T22">ن</text:span><text:span text:style-name="T20">ا الإلكتروني، أنك لن تستخدم الموقع بأي طريقة تهدف إلى الإساءة أو تعطيل أو إعاقة أو إرهاق خادم </text:span><text:span text:style-name="T21">موقعنا</text:span><text:span text:style-name="T20"> أو شبكة (شبكات) </text:span><text:span text:style-name="T21">موقعنا</text:span><text:span text:style-name="T20"> المتصلة بأي خادم من خوادمها أو التدخّل بأي طرف ثالث والتمتّع بالموقع. كما لا يجوز لك محاولة الوصول غير المصرّح به إلى الموقع، وحسابات أخرى أو أنظمة كمبيوتر أو شبكات متصلة بأي خادم ل</text:span><text:span text:style-name="T23">موقعنا</text:span><text:span text:style-name="T20"> من خلال القرصنة واستخراج كلمة المرور أو أي وسيلة أخرى. لا يجوز لك الحصول أو محاولة الحصول على أي مواد أو المعلومات المخزنة على الموقع، أو أي من خوادمه أو أجهزة الحاسوب المرتبطة به من خلال أي وسيلة لم يتم إتاحتها عن قصد من خلال الموقع.</text:span></text:p>
      <text:h text:style-name="P31" text:outline-level="2">حسابات المستخدمين والصلاحيات</text:h>
      <text:p text:style-name="P14">للاستفادة من المشاركة الكاملة في الأنشطة والخدمات التي <text:span text:style-name="T30">ن</text:span>قدّمها <text:s/>على موقع<text:span text:style-name="T31">ن</text:span>ا الإلكتروني، يجب عليك تزويدنا باسمك وعنوان البريد الإلكتروني وكلمة المرور الخاصة بالمستخدم وذلك <text:soft-page-break/>لإنشاء حساب مستخدم جديد (والذي يُشار إليه بـ "حساب المستخدم"). إنك توافق على أنك لن تقوم أبداً بإفشاء أو مشاركة دخولك للموقع أو مشاركة معلومات حساب المستخدم الخاص بك مع أي طرف ثالث لأي سبب من الأسباب. أثناء إنشاء حساب المستخدم الخاص بك، قد تتم مطالبتك بإدخال معلومات إضافية اختيارية (على سبيل المثال، عنوانك). أنت تصرّح أنّ جميع المعلومات التي قدمتها هي معلومات دقيقة وحديثة. كما أنك توافق على صيانة وتحديث المعلومات الخاصة بك لابقائها دقيقة وحديثة. </text:p>
      <text:p text:style-name="P22">نحن نهتم بسرية وأمن المعلومات الشخصية الخاصة بك. يرجى الاطلاع على سياسة الخصوصية الخاصة بنا للمزيد من المعلومات حول ماهية المعلومات التي قد <text:span text:style-name="T32">ن</text:span>جمعها عنك وكيف <text:span text:style-name="T32">ن</text:span>ستخدم <text:s/>تلك المعلومات. يُعد دخولك إلى الموقع دلالة على أنك توافق على جمع واستخدام المعلومات الخاصة بك عن قبل <text:span text:style-name="T33">موقعنا</text:span>.</text:p>
      <text:h text:style-name="P29" text:outline-level="2">حقك في استخدام المحتوى الموجود على الموقع</text:h>
      <text:p text:style-name="P22"><text:span text:style-name="T34">إن جميع الامتحانات - وما يترتب عليها من تقارير مثل نتائج الطلاب -</text:span> المقدّمة في هذا الموقع، هي للاستخدام الشخصي الخاص بك ، ما لم يرد خلاف ذلك صراحةً ضمن الموقع.</text:p>
      <text:p text:style-name="P22"/>
      <text:p text:style-name="P22"/>
      <text:h text:style-name="P54" text:outline-level="1">Terms of Service</text:h>
      <text:p text:style-name="P49"/>
      <text:p text:style-name="P49">Welcome to <text:span text:style-name="T35">our site.</text:span></text:p>
      <text:p text:style-name="P49">Please read these Terms of Service (the "TOS") and the Edraak Privacy Policy and Honor Code prior to registering for Edraak.org or using any portion of the Edraak website (the "Site," which consists of all content and pages located within the Edraak.org web domain)</text:p>
      <text:p text:style-name="P22"/>
      <text:p text:style-name="P52"><text:soft-page-break/>Edraak reserves the right to modify these TOS at any time without any advance notice to you. Any changes to these TOS will be effective immediately upon posting on this page or on any other section of the Site. By accessing the Site after any changes have been made, you signify your agreement to the modified TOS and all of the changes contained therein.</text:p>
      <text:p text:style-name="P50"/>
      <text:h text:style-name="P37" text:outline-level="3">RULES FOR ONLINE CONDUCT</text:h>
      <text:p text:style-name="P50"/>
      <text:p text:style-name="P46"><text:span text:style-name="T36">You agree that you are fully responsible for your own use of the Site </text:span>in compliance with the Agreements and all applicable local, national and international laws, rules and regulations, including copyright laws, and any laws regarding the transmission of technical data exported from your country of residence.</text:p>
      <text:p text:style-name="P46">As a condition of your use of the services offered by Edraak on the Site, you hereby undertake that you will not use the Site in any manner intended to damage, disable, overburden or impair any Edraak server or the network(s) connected to any Edraak server or to interfere with any third party's use and enjoyment of the Site. You may not attempt to gain unauthorized access to the Site, other accounts, computer systems or networks connected to any Edraak server through hacking, password mining or any other means. You may not obtain or attempt to obtain any materials or information stored on the Site, its servers or associated computers through any means not intentionally made available through the Site.</text:p>
      <text:p text:style-name="P46"/>
      <text:h text:style-name="P33" text:outline-level="3">USER ACCOUNTS AND AUTHORITY</text:h>
      <text:p text:style-name="P46"/>
      <text:p text:style-name="P46"><text:soft-page-break/>In order to participate fully in the activities and services offered by Edraak on the Site, you must provide your name, an email address and a user password in order to create a user account (the "User Account"). You agree that you will never divulge or share access or access information for your User Account with any third party for any reason. In setting up your User Account, you may be prompted to enter additional optional information (e.g., your address). You represent that all information provided by you is accurate and current. You agree to maintain and update your information to keep it accurate and current.</text:p>
      <text:p text:style-name="P55">We care about the confidentiality and security of your personal information. Please see our Privacy Policy for more information about what information Edraak may collect about you and how Edraak uses that information. By accessing the Site, you signify that you consent to the collection and use of your information by Edraak.</text:p>
      <text:p text:style-name="P46"/>
      <text:h text:style-name="P33" text:outline-level="3">YOUR RIGHT TO USE CONTENT ON THE SITE</text:h>
      <text:p text:style-name="P46"/>
      <text:p text:style-name="P47">Unless otherwise expressly stated on the Site, the exams – <text:span text:style-name="T37">alongside with all its reports such as users’ reports - offered on the Site </text:span>are for your personal use</text:p>
      <text:p text:style-name="P46"/>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1" svg:font-family="'DejaVu Sans'"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16:14:24.337541247</meta:creation-date>
    <dc:date>2020-09-26T20:12:10.235697652</dc:date>
    <meta:editing-duration>PT9H40M14S</meta:editing-duration>
    <meta:editing-cycles>67</meta:editing-cycles>
    <meta:generator>LibreOffice/6.4.6.2$Linux_X86_64 LibreOffice_project/40$Build-2</meta:generator>
    <meta:document-statistic meta:table-count="0" meta:image-count="0" meta:object-count="0" meta:page-count="16" meta:paragraph-count="151" meta:word-count="3453" meta:character-count="20865" meta:non-whitespace-character-count="17565"/>
  </office:meta>
</office:document-meta>
</file>